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9000001B55F8B544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644cm" svg:height="20.746cm" svg:x="0.356cm" svg:y="0.254cm">
          <draw:image xlink:href="Pictures/10000000000001F9000001B55F8B544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6:04:30.722109330</meta:creation-date>
    <dc:date>2014-10-01T16:05:18.517823237</dc:date>
    <meta:editing-duration>P0D</meta:editing-duration>
    <meta:editing-cycles>1</meta:editing-cycles>
    <meta:document-statistic meta:object-count="24"/>
    <meta:generator>LibreOffice/4.2.6.3$Linux_X86_64 LibreOffice_project/420m0$Build-3</meta:generator>
  </office:meta>
</office:document-meta>
</file>